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d6d1" officeooo:paragraph-rsid="000fd6d1"/>
    </style:style>
    <style:style style:name="P2" style:family="paragraph" style:parent-style-name="Contents_20_Heading">
      <style:paragraph-properties fo:break-before="page"/>
    </style:style>
    <style:style style:name="P3" style:family="paragraph" style:parent-style-name="Text_20_body">
      <style:text-properties officeooo:rsid="000fd6d1" officeooo:paragraph-rsid="000fd6d1"/>
    </style:style>
    <style:style style:name="P4" style:family="paragraph" style:parent-style-name="Text_20_body">
      <style:text-properties officeooo:rsid="0011ac63" officeooo:paragraph-rsid="00190c95"/>
    </style:style>
    <style:style style:name="P5" style:family="paragraph" style:parent-style-name="Text_20_body">
      <style:text-properties officeooo:rsid="0012e1cf" officeooo:paragraph-rsid="0012e1cf"/>
    </style:style>
    <style:style style:name="P6" style:family="paragraph" style:parent-style-name="Text_20_body">
      <style:text-properties officeooo:rsid="00132269" officeooo:paragraph-rsid="00132269"/>
    </style:style>
    <style:style style:name="P7" style:family="paragraph" style:parent-style-name="Text_20_body">
      <style:text-properties officeooo:rsid="0014d870" officeooo:paragraph-rsid="0014d870"/>
    </style:style>
    <style:style style:name="P8" style:family="paragraph" style:parent-style-name="Text_20_body">
      <style:text-properties officeooo:rsid="00176522" officeooo:paragraph-rsid="00176522"/>
    </style:style>
    <style:style style:name="P9" style:family="paragraph" style:parent-style-name="Text_20_body">
      <style:text-properties officeooo:rsid="0018bbc7" officeooo:paragraph-rsid="0018bbc7"/>
    </style:style>
    <style:style style:name="P10" style:family="paragraph" style:parent-style-name="Text_20_body">
      <style:text-properties officeooo:paragraph-rsid="00190c95"/>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ent-style-name="Text_20_body">
      <style:text-properties officeooo:rsid="00137ce8" officeooo:paragraph-rsid="00132269"/>
    </style:style>
    <style:style style:name="P16" style:family="paragraph" style:parent-style-name="Text_20_body" style:list-style-name="L1">
      <style:text-properties officeooo:paragraph-rsid="001251c5"/>
    </style:style>
    <style:style style:name="P17" style:family="paragraph" style:parent-style-name="Text_20_body" style:list-style-name="L1">
      <style:text-properties officeooo:rsid="00117d85" officeooo:paragraph-rsid="00117d85"/>
    </style:style>
    <style:style style:name="P18" style:family="paragraph" style:parent-style-name="Text_20_body" style:list-style-name="L1">
      <style:text-properties officeooo:rsid="001251c5" officeooo:paragraph-rsid="001251c5"/>
    </style:style>
    <style:style style:name="P19" style:family="paragraph" style:parent-style-name="Text_20_body">
      <style:text-properties officeooo:rsid="0018bbc7" officeooo:paragraph-rsid="0018bbc7"/>
    </style:style>
    <style:style style:name="P20" style:family="paragraph" style:parent-style-name="Text_20_body">
      <style:text-properties officeooo:rsid="001cd73a" officeooo:paragraph-rsid="001cd73a"/>
    </style:style>
    <style:style style:name="P21" style:family="paragraph" style:parent-style-name="Text_20_body">
      <style:text-properties officeooo:rsid="001e3628" officeooo:paragraph-rsid="001e3628"/>
    </style:style>
    <style:style style:name="P22" style:family="paragraph" style:parent-style-name="Text_20_body">
      <style:text-properties officeooo:rsid="0020b497" officeooo:paragraph-rsid="0020b497"/>
    </style:style>
    <style:style style:name="P23" style:family="paragraph" style:parent-style-name="Text_20_body">
      <style:text-properties officeooo:rsid="00220dce" officeooo:paragraph-rsid="00220dce"/>
    </style:style>
    <style:style style:name="P24" style:family="paragraph" style:parent-style-name="Text_20_body">
      <style:text-properties officeooo:rsid="00220dce" officeooo:paragraph-rsid="00230270"/>
    </style:style>
    <style:style style:name="P25" style:family="paragraph" style:parent-style-name="Text_20_body">
      <style:text-properties officeooo:rsid="0022aa0a" officeooo:paragraph-rsid="0022aa0a"/>
    </style:style>
    <style:style style:name="P26" style:family="paragraph" style:parent-style-name="Text_20_body">
      <style:text-properties officeooo:rsid="00230270" officeooo:paragraph-rsid="00230270"/>
    </style:style>
    <style:style style:name="P27" style:family="paragraph" style:parent-style-name="Text_20_body">
      <style:text-properties officeooo:rsid="0023eb92" officeooo:paragraph-rsid="0023eb92"/>
    </style:style>
    <style:style style:name="P28" style:family="paragraph" style:parent-style-name="Text_20_body">
      <style:text-properties officeooo:rsid="00267301" officeooo:paragraph-rsid="00267301"/>
    </style:style>
    <style:style style:name="P29" style:family="paragraph" style:parent-style-name="Text_20_body">
      <style:text-properties officeooo:rsid="0027f365" officeooo:paragraph-rsid="0027f365"/>
    </style:style>
    <style:style style:name="P30" style:family="paragraph" style:parent-style-name="Text_20_body">
      <style:text-properties officeooo:rsid="0029c60f" officeooo:paragraph-rsid="0029c60f"/>
    </style:style>
    <style:style style:name="P31" style:family="paragraph" style:parent-style-name="Text_20_body">
      <style:text-properties officeooo:rsid="0029c60f" officeooo:paragraph-rsid="002c16a6"/>
    </style:style>
    <style:style style:name="P32" style:family="paragraph" style:parent-style-name="Text_20_body">
      <style:text-properties officeooo:rsid="0029c60f" officeooo:paragraph-rsid="002dd7ab"/>
    </style:style>
    <style:style style:name="P33" style:family="paragraph" style:parent-style-name="Text_20_body">
      <style:text-properties officeooo:rsid="002dd7ab" officeooo:paragraph-rsid="002dd7ab"/>
    </style:style>
    <style:style style:name="P34" style:family="paragraph" style:parent-style-name="Text_20_body">
      <style:paragraph-properties fo:break-before="page"/>
      <style:text-properties officeooo:rsid="00220dce" officeooo:paragraph-rsid="00220dce"/>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117d85" officeooo:paragraph-rsid="00117d85"/>
    </style:style>
    <style:style style:name="P37" style:family="paragraph" style:parent-style-name="Heading_20_2">
      <style:text-properties officeooo:paragraph-rsid="00176522"/>
    </style:style>
    <style:style style:name="P38" style:family="paragraph" style:parent-style-name="Heading_20_2">
      <style:text-properties officeooo:rsid="00176522" officeooo:paragraph-rsid="00176522"/>
    </style:style>
    <style:style style:name="P39" style:family="paragraph" style:parent-style-name="Heading_20_3">
      <style:text-properties officeooo:paragraph-rsid="00190c95"/>
    </style:style>
    <style:style style:name="P40" style:family="paragraph" style:parent-style-name="Heading_20_3">
      <style:text-properties officeooo:rsid="000fd6d1" officeooo:paragraph-rsid="000fd6d1"/>
    </style:style>
    <style:style style:name="T1" style:family="text">
      <style:text-properties officeooo:rsid="000fd6d1"/>
    </style:style>
    <style:style style:name="T2" style:family="text">
      <style:text-properties officeooo:rsid="0011ac63"/>
    </style:style>
    <style:style style:name="T3" style:family="text">
      <style:text-properties officeooo:rsid="0015c8f4"/>
    </style:style>
    <style:style style:name="T4" style:family="text">
      <style:text-properties officeooo:rsid="00176522"/>
    </style:style>
    <style:style style:name="T5" style:family="text">
      <style:text-properties officeooo:rsid="0018bbc7"/>
    </style:style>
    <style:style style:name="T6" style:family="text">
      <style:text-properties officeooo:rsid="00190c95"/>
    </style:style>
    <style:style style:name="T7" style:family="text">
      <style:text-properties fo:font-size="10pt" fo:background-color="#ffff00" loext:char-shading-value="0" style:font-size-asian="10pt" style:font-size-complex="10pt"/>
    </style:style>
    <style:style style:name="T8" style:family="text">
      <style:text-properties officeooo:rsid="001eba2b"/>
    </style:style>
    <style:style style:name="T9" style:family="text">
      <style:text-properties officeooo:rsid="00230270"/>
    </style:style>
    <style:style style:name="T10" style:family="text">
      <style:text-properties officeooo:rsid="0023eb92"/>
    </style:style>
    <style:style style:name="T11" style:family="text">
      <style:text-properties officeooo:rsid="0025db7d"/>
    </style:style>
    <style:style style:name="T12" style:family="text">
      <style:text-properties officeooo:rsid="0026121e"/>
    </style:style>
    <style:style style:name="T13" style:family="text">
      <style:text-properties officeooo:rsid="00267301"/>
    </style:style>
    <style:style style:name="T14" style:family="text">
      <style:text-properties officeooo:rsid="002a4019"/>
    </style:style>
    <style:style style:name="T15" style:family="text">
      <style:text-properties officeooo:rsid="002c16a6"/>
    </style:style>
    <style:style style:name="T16" style:family="text">
      <style:text-properties officeooo:rsid="002dd7a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E-Sports“ und „Competitive Gaming“ anhand <text:span text:style-name="T3">des</text:span> Rennspiel<text:span text:style-name="T3">s</text:span> „Trackmania Nation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Inhaltsverzeichnis</text:p>
          </text:index-title>
          <text:p text:style-name="P13"><text:a xlink:type="simple" xlink:href="#__RefHeading__290_1100830785" text:style-name="Index_20_Link" text:visited-style-name="Index_20_Link">1. Einleitung<text:tab/>3</text:a></text:p>
          <text:p text:style-name="P13"><text:a xlink:type="simple" xlink:href="#__RefHeading__292_1100830785" text:style-name="Index_20_Link" text:visited-style-name="Index_20_Link">2. Theorieteil<text:tab/>4</text:a></text:p>
          <text:p text:style-name="P12"><text:a xlink:type="simple" xlink:href="#__RefHeading__294_1100830785" text:style-name="Index_20_Link" text:visited-style-name="Index_20_Link">2.1. Definitionen<text:tab/>4</text:a></text:p>
          <text:p text:style-name="P11"><text:a xlink:type="simple" xlink:href="#__RefHeading__420_1100830785" text:style-name="Index_20_Link" text:visited-style-name="Index_20_Link">E-Sports<text:tab/>4</text:a></text:p>
          <text:p text:style-name="P11"><text:a xlink:type="simple" xlink:href="#__RefHeading__296_1100830785" text:style-name="Index_20_Link" text:visited-style-name="Index_20_Link">Rennspiel<text:tab/>4</text:a></text:p>
          <text:p text:style-name="P11"><text:a xlink:type="simple" xlink:href="#__RefHeading__422_1100830785" text:style-name="Index_20_Link" text:visited-style-name="Index_20_Link">Trackmania Nations<text:tab/>4</text:a></text:p>
          <text:p text:style-name="P11"><text:a xlink:type="simple" xlink:href="#__RefHeading__406_1100830785" text:style-name="Index_20_Link" text:visited-style-name="Index_20_Link">Ausgleichssport<text:tab/>4</text:a></text:p>
          <text:p text:style-name="P14"><text:a xlink:type="simple" xlink:href="#__RefHeading__408_1100830785" text:style-name="Index_20_Link" text:visited-style-name="Index_20_Link">Konzetrationsübungen<text:tab/>4</text:a></text:p>
          <text:p text:style-name="P14"><text:a xlink:type="simple" xlink:href="#__RefHeading__410_1100830785" text:style-name="Index_20_Link" text:visited-style-name="Index_20_Link">Reaktionsübungen<text:tab/>4</text:a></text:p>
          <text:p text:style-name="P14"><text:a xlink:type="simple" xlink:href="#__RefHeading__412_1100830785" text:style-name="Index_20_Link" text:visited-style-name="Index_20_Link">Kräftigungsübungen<text:tab/>4</text:a></text:p>
          <text:p text:style-name="P14"><text:a xlink:type="simple" xlink:href="#__RefHeading__424_1100830785" text:style-name="Index_20_Link" text:visited-style-name="Index_20_Link">Kognitive Übungen<text:tab/>4</text:a></text:p>
          <text:p text:style-name="P11"><text:a xlink:type="simple" xlink:href="#__RefHeading__426_1100830785" text:style-name="Index_20_Link" text:visited-style-name="Index_20_Link">relevante Lehrgangsinhalte<text:tab/>4</text:a></text:p>
          <text:p text:style-name="P13"><text:a xlink:type="simple" xlink:href="#__RefHeading__414_1100830785" text:style-name="Index_20_Link" text:visited-style-name="Index_20_Link">3. Hauptteil<text:tab/>5</text:a></text:p>
          <text:p text:style-name="P12"><text:a xlink:type="simple" xlink:href="#__RefHeading__416_1100830785" text:style-name="Index_20_Link" text:visited-style-name="Index_20_Link">Planung<text:tab/>5</text:a></text:p>
          <text:p text:style-name="P12"><text:a xlink:type="simple" xlink:href="#__RefHeading__418_1100830785" text:style-name="Index_20_Link" text:visited-style-name="Index_20_Link">Vorbereitung<text:tab/>5</text:a></text:p>
          <text:p text:style-name="P12"><text:a xlink:type="simple" xlink:href="#__RefHeading__428_1100830785" text:style-name="Index_20_Link" text:visited-style-name="Index_20_Link">Start<text:tab/>5</text:a></text:p>
          <text:p text:style-name="P12"><text:a xlink:type="simple" xlink:href="#__RefHeading__430_1100830785" text:style-name="Index_20_Link" text:visited-style-name="Index_20_Link">Durchfühurng<text:tab/>5</text:a></text:p>
          <text:p text:style-name="P11"><text:a xlink:type="simple" xlink:href="#__RefHeading__432_1100830785" text:style-name="Index_20_Link" text:visited-style-name="Index_20_Link">23.5.2017<text:tab/>5</text:a></text:p>
          <text:p text:style-name="P11"><text:a xlink:type="simple" xlink:href="#__RefHeading__434_1100830785" text:style-name="Index_20_Link" text:visited-style-name="Index_20_Link">30.5.2017<text:tab/>5</text:a></text:p>
          <text:p text:style-name="P11"><text:a xlink:type="simple" xlink:href="#__RefHeading__436_1100830785" text:style-name="Index_20_Link" text:visited-style-name="Index_20_Link">13.6.2017<text:tab/>5</text:a></text:p>
          <text:p text:style-name="P11"><text:a xlink:type="simple" xlink:href="#__RefHeading__438_1100830785" text:style-name="Index_20_Link" text:visited-style-name="Index_20_Link">20.6.2017<text:tab/>5</text:a></text:p>
          <text:p text:style-name="P12"><text:a xlink:type="simple" xlink:href="#__RefHeading__440_1100830785" text:style-name="Index_20_Link" text:visited-style-name="Index_20_Link">Abschluss<text:tab/>5</text:a></text:p>
          <text:p text:style-name="P13"><text:a xlink:type="simple" xlink:href="#__RefHeading__442_1100830785" text:style-name="Index_20_Link" text:visited-style-name="Index_20_Link">4. Resümee<text:tab/>6</text:a></text:p>
          <text:p text:style-name="P13"><text:a xlink:type="simple" xlink:href="#__RefHeading__300_1100830785" text:style-name="Index_20_Link" text:visited-style-name="Index_20_Link">Quellenverzeichnis<text:tab/>7</text:a></text:p>
        </text:index-body>
      </text:table-of-content>
      <text:p text:style-name="P1"/>
      <text:h text:style-name="P35" text:outline-level="1"><text:bookmark-start text:name="__RefHeading__290_1100830785"/><text:span text:style-name="T1">1. </text:span>Einleitung<text:bookmark-end text:name="__RefHeading__290_1100830785"/></text:h>
      <text:p text:style-name="P5">Computerspiele sind aus dem Leben von Kindern nicht mehr wegzudenken. Fast jedes Kindbesitzt ein Handy oder eine Spielkonsole mit denen sie in irgendeiner Weise Computerspielen ausgesetzt sind. Dass man dies nicht nur als Zeitvertreib, sondern auch als Sportart betrachten kann, möchte ich den Kindern spielerisch vermitteln.</text:p>
      <text:p text:style-name="P5">E-Sports als Sportart und als Unterhaltung wird in der heutigen Zeit immer wichtiger. Viele traditionelle Sportvereine haben schon eigene E-Sports Teams und einige Fernsehsender bieten schon Fernsehübertragungen von großen Turnieren an.</text:p>
      <text:p text:style-name="P5">Ich selber beschäftige mich schon seit meinem vierten Lebensjahr mit Computerspielen und habe schon viele positive Erlebnisse damit gehabt, dadurch ist das für mich eine Herzensangelegenheit, den Kindern zu zeigen, dass man Computerspiele auch als Sportart ausüben kann.</text:p>
      <text:p text:style-name="P6">Für den Freizeitpädagogen oder die Freizeitpädagogin, kann es durchaus Sinnvoll sein, sich auch mit diesem Thema auseinanderzsuetzen, damit man mit den Kindern eine gemeinsame Gesprächsbasis hat, weil viele Kinder Computerspiele als gelungenen Zeitvertreib betrachten. Dabei ist es aber meiner Meinung nach notwendig, dass sie auch genügend Ausgleichssport machen um ihren Körper fit zu halten und die Konzentrations- und Reaktionsfähigkeit durch geeignete Übungen erhalten bleiben.</text:p>
      <text:p text:style-name="P15">Für diesen Workshop wählte ich die Kinder der 3. und 4. Klasse Volksschule aus, weil sich diese schon mit Computern einigermaßen auskennen und weil sie schon das Gefühl für Wettkampf haben. Ich setzte das Projekt an vier Nachmittagen in der Nachmittagsbetreuung der Volksschule Waidhofen an der Thaya an, wobei drei Einheiten am Computer stattfanden um das gewählte Spiel kennenzulernen, Traininngs durchzuführen und das abschließende Turnier abzuhalten. Eine Einheit <text:s/>führten wir im Gymnastikraum durch, um den Kindern nahezulegen, dass Ausgleichssport in Form von Kräftigungs-, Konzentrations- und Reaktionsübungen ganz essentiel sind, um im E-Sports auch erfolgreich zu sein.</text:p>
      <text:p text:style-name="P7">Für die Einheiten am Computer verwendete ich meine privaten Rechner, was mir erlaubte das Spiel „Trackmania Nations“ optimal vorzubereiten, jedoch war es immer eine große Mühe, die vier Spielstationen in die Nachmittagsbetreuung mitzunehmen und aufzubauen.</text:p>
      <text:h text:style-name="P35" text:outline-level="1"><text:bookmark-start text:name="__RefHeading__292_1100830785"/>2. Theorieteil<text:bookmark-end text:name="__RefHeading__292_1100830785"/></text:h>
      <text:p text:style-name="P1"/>
      <text:h text:style-name="Heading_20_2" text:outline-level="2"><text:bookmark-start text:name="__RefHeading__294_1100830785"/>2.1. Definitionen<text:bookmark-end text:name="__RefHeading__294_1100830785"/></text:h>
      <text:p text:style-name="Text_20_body"/>
      <text:h text:style-name="P39" text:outline-level="3"><text:bookmark-start text:name="__RefHeading__420_1100830785"/>E-Sports<text:bookmark-end text:name="__RefHeading__420_1100830785"/></text:h>
      <text:p text:style-name="P10">Unter E-Sports versteht man den sportlichen Wettkampf zwischen Menschen, wobei Computerspiele zur Hilfe genommen werden. Dafür wird meistens vom Spiel ein Mehrspielermodus zur Verfügung gestellt, bei dem die Spieler in direkten Kontakt treten und sich messen können. <text:span text:style-name="T2">Die Regeln werden durch die Rahmenbedingungen des Computerspiels festgelegt. Zusätzlich gibt es noch externe Regeln, die durch den Wettkampfveranstalter festgelegt werden.</text:span></text:p>
      <text:p text:style-name="P4">E-Sports erhält immer mehr Bedeutung, was sich zeigt das es schon Fernsehübertragungen gibt, die sih damit beschäftigen. Zudem setzen immer mehr traditionelle Sportvereine auf E-Sports und haben eigene E-Sports Teams.</text:p>
      <text:h text:style-name="P40" text:outline-level="3"><text:bookmark-start text:name="__RefHeading__296_1100830785"/>Rennspiel<text:bookmark-end text:name="__RefHeading__296_1100830785"/></text:h>
      <text:p text:style-name="P3">Ein Rennspiel ist eine Art von Computerspiel, bei dem es darum geht, meist ein Auto, so schnell wie möglich über den gegebenen Kurs zu manövrieren. In der Regel hat der Spieler gewonnen, der die vorgegebne Anzahl an Runden als erster absolviert. Manchmal gewinnt auch der Spieler, der die schnellste Rundenzeit hingelegt hat.</text:p>
      <text:h text:style-name="Heading_20_3" text:outline-level="3"><text:bookmark-start text:name="__RefHeading__422_1100830785"/>Trackmania Nations<text:bookmark-end text:name="__RefHeading__422_1100830785"/></text:h>
      <text:h text:style-name="Heading_20_4" text:outline-level="4">Zeitfahren</text:h>
      <text:h text:style-name="Heading_20_4" text:outline-level="4">Hot-Seat</text:h>
      <text:h text:style-name="Heading_20_3" text:outline-level="3"><text:bookmark-start text:name="__RefHeading__406_1100830785"/>Ausgleichssport<text:bookmark-end text:name="__RefHeading__406_1100830785"/></text:h>
      <text:h text:style-name="Heading_20_4" text:outline-level="4"><text:bookmark-start text:name="__RefHeading__408_1100830785"/>Konzetrationsübungen<text:bookmark-end text:name="__RefHeading__408_1100830785"/></text:h>
      <text:h text:style-name="Heading_20_4" text:outline-level="4"><text:bookmark-start text:name="__RefHeading__410_1100830785"/>Reaktionsübungen<text:bookmark-end text:name="__RefHeading__410_1100830785"/></text:h>
      <text:h text:style-name="Heading_20_4" text:outline-level="4"><text:bookmark-start text:name="__RefHeading__412_1100830785"/>Kräftigungsübungen<text:bookmark-end text:name="__RefHeading__412_1100830785"/></text:h>
      <text:h text:style-name="Heading_20_4" text:outline-level="4"><text:bookmark-start text:name="__RefHeading__424_1100830785"/>Kognitive Übungen<text:bookmark-end text:name="__RefHeading__424_1100830785"/></text:h>
      <text:h text:style-name="Heading_20_3" text:outline-level="3"><text:bookmark-start text:name="__RefHeading__426_1100830785"/>relevante Lehrgangsinhalte<text:bookmark-end text:name="__RefHeading__426_1100830785"/></text:h>
      <text:p text:style-name="P9">Aufbau einer Einheit von Ballspiele, Reaktionsübungen... von dieversen LVs, Arbeitsblätter von diversesn LVs, </text:p>
      <text:h text:style-name="P35" text:outline-level="1"><text:bookmark-start text:name="__RefHeading__414_1100830785"/><text:span text:style-name="T4">3. </text:span>Hauptteil<text:bookmark-end text:name="__RefHeading__414_1100830785"/></text:h>
      <text:h text:style-name="Heading_20_2" text:outline-level="2"><text:bookmark-start text:name="__RefHeading__416_1100830785"/>Planung<text:bookmark-end text:name="__RefHeading__416_1100830785"/></text:h>
      <text:p text:style-name="P8">Termine ausmachen, Anmeldung ausschicken, Räume aussuchen, Spiel auswählen, Grobplanung wie Ablauf sein soll</text:p>
      <text:p text:style-name="P8"/>
      <text:h text:style-name="Heading_20_2" text:outline-level="2"><text:bookmark-start text:name="__RefHeading__418_1100830785"/>Vorbereitung<text:bookmark-end text:name="__RefHeading__418_1100830785"/></text:h>
      <text:p text:style-name="P8">Rechner herrichten, Spiel installieren, Strecken auswählen, Funktionskontrolle, Aufbauen der Rechner, <text:span text:style-name="T5">Namen beim Spiel einstellen,</text:span> Arbeitsblätter vorbereiten, Turnierbaum ausdrucken, Urkunden ausdrucken, </text:p>
      <text:p text:style-name="P8"/>
      <text:h text:style-name="P37" text:outline-level="2"><text:bookmark-start text:name="__RefHeading__428_1100830785"/>Start<text:bookmark-end text:name="__RefHeading__428_1100830785"/></text:h>
      <text:p text:style-name="P9">Anwesenheit kontrollieren, Anmeldunen nochmal checken, Kinder die nicht mitmachen wollen wieder zum normalen Teil der NABE schicken,</text:p>
      <text:h text:style-name="P38" text:outline-level="2"><text:bookmark-start text:name="__RefHeading__430_1100830785"/>Durchfühurng<text:bookmark-end text:name="__RefHeading__430_1100830785"/></text:h>
      <text:h text:style-name="Heading_20_3" text:outline-level="3"><text:bookmark-start text:name="__RefHeading__432_1100830785"/>23.5.2017<text:bookmark-end text:name="__RefHeading__432_1100830785"/></text:h>
      <text:p text:style-name="P9">kennenlernen des Spiels, Besprechung über den Ablauf, Ausgleichsport wichtig,</text:p>
      <text:p text:style-name="P9"/>
      <text:h text:style-name="Heading_20_3" text:outline-level="3"><text:bookmark-start text:name="__RefHeading__434_1100830785"/>30.5.2017<text:bookmark-end text:name="__RefHeading__434_1100830785"/></text:h>
      <text:p text:style-name="P9">Gymnastikraum, Ausgleichssport, </text:p>
      <text:p text:style-name="P9"/>
      <text:h text:style-name="Heading_20_3" text:outline-level="3"><text:bookmark-start text:name="__RefHeading__436_1100830785"/>13.6.2017<text:bookmark-end text:name="__RefHeading__436_1100830785"/></text:h>
      <text:p text:style-name="P9">Training am Spiel, Ausfüllen der Arbeitsblätter, Schulung der räumlichen Vorstellung,</text:p>
      <text:p text:style-name="P9"/>
      <text:h text:style-name="Heading_20_3" text:outline-level="3"><text:bookmark-start text:name="__RefHeading__438_1100830785"/>20.6.2017<text:bookmark-end text:name="__RefHeading__438_1100830785"/></text:h>
      <text:p text:style-name="P9">Abschlussturnier, Gruppenphase, Single-Eliminiation, </text:p>
      <text:h text:style-name="P37" text:outline-level="2"><text:bookmark-start text:name="__RefHeading__440_1100830785"/><text:span text:style-name="T4">Abschluss</text:span> <text:bookmark-end text:name="__RefHeading__440_1100830785"/></text:h>
      <text:p text:style-name="P9">Siegerehrung, Verteilung der Urkunden, Siegerfotos,</text:p>
      <text:p text:style-name="P34">Planung</text:p>
      <text:p text:style-name="P20">Zu Beginn musste einm<text:span text:style-name="T8">a</text:span>l ein Thema gefunden werden. Da ich mich selber sehr für Computerspiele und e-Sports im speziellen interessiere lag auf der Hand, dass ich ein Projekt durchführen möchte, das diese Themen behandeln. Nach anfänglicher Skepsis ob das in der Nachmittagsbetreuung ein geeigneter Ort ist. wurde ich von Frau Klug dazu ermutigt es durchzuführen, weil sie auch denkt, dass das eine gut Idee ist. Die zusätzliche Bestätigung, dass das Thema bei den Kindern auch regen Anklang findet, bekam ich, als ich mich bei meiner Praxis vorstellte und den Kindern erzählte, dass eines meiner Hobbies Computerspiele sind. Dadurch wurde ich nocheinmal bestärkt das Projekt zum Thema e-Sports durchzuführen.</text:p>
      <text:p text:style-name="P20">Zuerst musste ich ein geeignetes Spiel finden, das den pädagogischen Anforderungen gerecht werden konnte und es sollte ein Computerspiel sein, das die Kinder sehr schnell erlernen können, auch wenn sie sich noch nicht so gut mit Computer auskennen.</text:p>
      <text:p text:style-name="P20">Ich wählte das Spiel „Trackmania Nations“ aus, welches ein Rennspiel ist. Zusätzlich hat es von Haus aus Mechaniken, wie Zeitfahren oder „Hot-Seat“ eingebaut, welche erlauben, Trainingseinheiten durchzuführen. Zusätzlich erleichterten diese Spielmodi das Projekt an relativ wenigen Rechnern durchzuführen.</text:p>
      <text:p text:style-name="P20">Ein weiterer wichtiger Aspekt, den ich berücksichtigen wollte, war die Unterstützung durch Ausgleichssport. Dafür mussten auch geeignete Übungen für die Kinder gefunden werden.</text:p>
      <text:p text:style-name="P21">Als die Rahmenbedingungen abgesteckt waren, ging es daran die Termine auszmachen. Das ging bei uns in der NABE sehr unbürokratisch und wir einigten uns auf vier Dienstage an denen ich mit einer Auswahl an Kindern die Einheiten durchführte.</text:p>
      <text:p text:style-name="P21">Um die Kinderanzahl überschaubar zu halten beschränkte ich die Teilnahme für 12 Schüler der 3. und 4. Klasse. Dazu schickte ich der Betreuerin eine Anmeldeliste <text:span text:style-name="T9">mit einer kurzen Information</text:span> (<text:span text:style-name="T7">siehe Anhang 1</text:span>) <text:span text:style-name="T9">an die Betreuerin,</text:span> in die sich die Kinder, die an dem Projekt interessiert waren, eintragen konnten. Innerhalb kürzester Zeit, war die Liste ausgefüllt und es wollten alle Kinder mitmachen. Es ging sich perfekt aus, dass alle Kinder die am Dienstag in der NABE waren und aus den oberen Klassen waren, mitmachen konnten.</text:p>
      <text:p text:style-name="P22">Ein weiterer Aspekt, den ich bei der Planung berücksichtigen musste, war die Auswahl der Räume. Zuerst überlegte ich das Projekt im Computerraum der Schule durchzuführen, doch da ich nicht sicherstellen konnte, dass das Spiel auf allen Computern laufen würde entschied ich mich dafür, eigens mitgebrachte Computer zu verwenden und die Einheiten im zweiten Gruppenraum durchzuführen. Ich stellte auch sicher, dass der Gymnastikraum an dem Tag wo wir die Ausgleichssport Übungen durchführen, zur Verfügung stand.</text:p>
      <text:p text:style-name="P23">Vorbereitung</text:p>
      <text:p text:style-name="P24">Um den Kindern genügend Computer zur Verfügung zu stellen verwendete ich zwei meiner eigenen Rechner und ich borgte mir zwei Geräte von meinen Eltern aus. Zur Vorbereitung installierte ich das Spiel auf allen Computern. <text:span text:style-name="T9">Dabei gab es zuerst ein kleines Problem, weil einige Computer nicht die passenden Treiber installiert hatten, aber nach </text:span><text:soft-page-break/><text:span text:style-name="T9">kurzer Recherche im Internet konnte ich das Problem lösen. </text:span><text:s/><text:span text:style-name="T9">Dann</text:span> führte <text:span text:style-name="T9">ich auf allen Rechnern</text:span> eine Funktionskontrolle durch. Zusätzlich wählte ich passende Strecken aus, die für die Kinder herausfordernd, jedoch nicht zu schwer <text:span text:style-name="T9">waren</text:span>.</text:p>
      <text:p text:style-name="P25">Für die dritte Einheit arbeitete ich Arbeitsblätter (<text:span text:style-name="T7">siehe Anhang 2</text:span>) aus, die die Kinder die gerade nicht spielten, ausfüllen sollten. Dafür suchte ich vier Strecken aus, und druckte sie in Vogelperspektive aus. Dazu schrieb ich noch Kennwerte wie die Anzahl der Kurven oder Besonderheiten, die die Kinder herausfinden und einfüllen sollten. Das dient<text:span text:style-name="T9">e</text:span> um die räumliche Vorstellungskraft zu schulen. </text:p>
      <text:p text:style-name="P26">Zuätzlich überlegte ich mir wie ich die Tische und Sessel optimal stelle (<text:span text:style-name="T7">siehe Anhang 3</text:span>), damit ich den Überblick behalte und den Kindern helfend zur Seite stehen kann, falls Fragen oder unklarheiten auftreten sollten.</text:p>
      <text:p text:style-name="P26">Das anliefern der Computer zu den Einheiten war jedesmal eine Herausforderung, weil ich <text:s/>alle Geräte und die zusätzlichen Peripheriegeräte wie Bildschirm, Tastatur und Maus jedes mal von zuhause mitnahm. Die Platzverhältnisse im zweiten Gruppenraum waren aber sehr großzügig sodass das ohne gröbere Verzögerungen möglich war.</text:p>
      <text:p text:style-name="P26">1. Einheit 23.5.2017</text:p>
      <text:p text:style-name="P26">In der ersten EInheit stand Programm, dass sich die Kinder mit dem Spiel mal ohne Einschränkungen mit „Trackmania Nations“ auseinandersetzen. Dafür bereitete ich die Spiele so vor, dass sich die Kinder nur mehr hinsetzen mussten und gab ihre Namen ein.</text:p>
      <text:p text:style-name="P26">Bevor wir begannen machten wir einen Sesselkreis und ich kontrollierete ob alle Kinder anwesend waren. Danach besprachen wir den Grobablauf des Projekts und ich erhob, was sich die Kinder vorstellten. <text:span text:style-name="T10">Ich erklärte ihnen, dass man Computerspiele nicht nur als Zeitvertreib nutzen kann, sondern auch als ernsthafte Sportart betreiben kann und wir besprachen was wichtig ist um in einer Sportart erfolgreich sein zu können. Von den Kindern kamen solche Meldungen wie, Training, Durchhaltevermögen und Wiederholungen.</text:span> Ich hob noch<text:span text:style-name="T10">ein</text:span>mal hervor, dass Ausgleichssport ein wesentlicher Teil beim Training jedes Sportlers ist und dass auch Skifahrer nicht die ganze Zeit skifahren sondern auch Koordinationsübungen, Kräftigungsübungen und dergleichen machen um in ihrem Sport erfolgreich zu sein.</text:p>
      <text:p text:style-name="P27">Danach lies ich die Kinder einfach darauf los spielen. Dafür teilte ich die Kinder in vier Gruppen zu je drei Kindern auf. Den Modus den ich einstellte, war „Hot-Seat“. Dabei hat jeder drei Minuten Zeit um seine Streckenzeit zu verbessern. Derjenige der die schnellste Zeit am Ende hat gewinnt und es ist immer der an der Reihe, der gerade die langsamste Zeit vorzuweisen hat. Die Kinder die gerade nicht an der Reihe waren, hatten die Aufgabe den spielenden Kindern zuzusehen, <text:span text:style-name="T12">die Strecke einzuprägen</text:span> und sich Gedanken zu machen, wie sie sich selber verbessern können, wenn sie da<text:span text:style-name="T12">nn</text:span> an der Reihe <text:span text:style-name="T12">sind</text:span>. Kurz nach Beginn der Spielsession entschied sich ein Kind, doch nicht am Projekt teilzunehmen und ich schickte es in die andere Gruppe.</text:p>
      <text:p text:style-name="P27">Viele Kinder kamen mit der Steuerung zu Beginn nicht zurecht, aber ihre Mitschüler die schon mehr Erfahrung mit Computerspielen hatten, halfen ihnen und zeigten ihnen ein <text:soft-page-break/>paar Tricks, wie sie sich verbessern konnten. Die Zusammenarbeit war in dieser Gruppe generell außerordentlich hoch. Es gab <text:span text:style-name="T13">zwar auch</text:span> manchmal Missverständnisse wer gerade an der Reihe war <text:span text:style-name="T11">und manche Kinder waren so ins Spiel vertieft, dass sie gar nicht mitbekamen, dass wer anderer an der Reihe war. Bei diesen Situationen griff ich dann ein und klärte den Sachverhalt.</text:span></text:p>
      <text:p text:style-name="P28">Nach etwa einer halben Stunde machten wir eine kleine Pause und ich lies die Kinder positive und negative Dinge aufschreiben, die ihnen beim Spielen auffielen. Positive Dinge die die Kinder hervorhebten waren die Strecken, die Grafik und das Fahrgefühl. Viele Kinder fanden auch gut, dass sie einmal ein Rennspiel auprobieren konnten und einfach drauf losspielen konnten. Bei den negativen Aspekten war vor allem die Steuerung ein großer Punkt, weil einige Kinder noch nie mit der Tastatur ein Computerspiel gespielt hatten. Diese Kinder gaben aber nicht auf und lernten sehr schnell wie man damit umgeht.</text:p>
      <text:p text:style-name="P28">Diese Besprechungsrunde war sehr herausfordernd, da viele Kinder nicht ganz bei der Sache waren und schon weiterspielen wollten. </text:p>
      <text:p text:style-name="P28">In der zweiten Spielsession konnte man merken, dass viele Kinder die anfänglichen Schwierigkeiten mit der Steuerung überwinden konnten und vorallem wollten. Zusätzlich mischten wir dei Gruppen durch und es entstand eine ganz andere Dynamik weil einige Kinder jetzt andere Gegener hatten, was sich vorallem bei einem extrem Ehrgeizigen Kind bemerkbar machte. Die Kinder die gerade nicht spielten waren dann auch nicht mehr so aufs Spiel fokusiert und tauschten sich darüber aus, welche Computerspiele sie zuhause spielen.</text:p>
      <text:p text:style-name="P29">Nach Ende der Einheit, lud ich die Betreuerinnen ein, das Spiel auch einmal auszuprobieren. Da konnte man auch gut beobachten, dass auch sie Spaß haben und sie sagten auch, dass sie sich gut vorstellen können, dass das den Kindern Spaß macht.</text:p>
      <text:p text:style-name="P30">2. Einheit 30.5.2017</text:p>
      <text:p text:style-name="P30">Die zweite Einheit stand ganz im Zeichen von Ausgleichssport. Dazu gingen wir in den Gymnastikraum der Volksschule. Nach ein paar Aufwärmrunden versammelten wir uns in der Mitte des Turnsaals und besprachen warum Ausgleichssport ganz wichtig für jeden Sportler ist. Die Kinder waren sehr aufmerksam und brachten gute Wortmeldungen ein. So wiederholten wir, dass Körperkräftigung sehr wichtig ist, auch wenn man, oder gerade wenn mann, die meiste Zeit vor einem Gerät sitzt. Weiters erläuterten wir, dass Reaktionstraining und Konzentrationsübungen gut sind, um Aufmerksamkeit zu trainieren, was im e-Sports viele Vorteile bringt, da die meisten Computerspiele sehr schnelle Reaktionen erfordern. Zusätzlich wirken sich Konzentrationsübungen positiv aus, da man dann länger bei der Sache bleiben kann und das Training unterstützt. Zu guter Letzt erklärte ich den Kindern, dass Geschicklichkeitsübungen die Grob- und Feinmotorik schult, was für die Steuerung von Vorteil ist.</text:p>
      <text:p text:style-name="P31">Die erste Übung war eine Kräftigungsübung. Dazu machten wir Rumpfkräftigungsübungen die ich mir aus der Lehrveranstaltung Isometrie ausborgte. Die Kinder waren mit kleinen Ausnahmen voll bei der Sache und nur einige lamentierten, dass das „ja voll anstrengend ist“. Daraufhin erinnerte ich sie, dass das gut ist, weil man sich sonst ja nicht verbessert. <text:soft-page-break/>Wir führten in Intervallen Unterarmstand <text:span text:style-name="T14">vorwärts, Unterarmstand seitwärts und Sit-Ups durch. Dabei erklärte ich den Kindern, dass das Übungen seien, die sie jeden Tag in der Früh und am Abend ohne viel Aufwand selber durchführen können.</text:span></text:p>
      <text:p text:style-name="P32"><text:span text:style-name="T15">Als nächstes folgten Konzentrations und Aufmerksamkeitsspiele. Dazu lies ich die Kinder zu zweit nach Körpergröße aufstellen um zwei gleichstarke Gruppen zu erhalten. Dann setzten sich die Kinder Rücken an Rücken an der Mittellinie auf und ich begann eine Geschichte zu erzählen. Jedes mal, wenn ich „Gerade“ sagte, sollte die eine Gruppe weglaufen und die andere Gruppe musste versuchen ihren Partner zu fangen. Bei „Kurve“ war die Vorgangsweise umgekehrt. Diese Begriffe wählte ich, weil sie zu Rennspielen passten. Zu Beginn gab es noch etwas Verwirrung, welche Gruppe jetzt weglaufen und welche Gruppe fangen musste, aber nach einigen Versuchen klappte das recht gut.</text:span></text:p>
      <text:p text:style-name="P32"><text:span text:style-name="T16">Als nächstes folgten Reaktionsspiele. Dazu ließ ich den Kindern jeweils einen Reifen holen. Es fanden sich immer wieder jeweils zwei Kinder zusammen und sie sollten abwechselnd den Reifen auf den Boden stellen und auf mein Zeichen versuchen, die Plätze zu tauschen, ohne dass ein Reifen umfällt. Das gelang schon nach wenigen Versuchen schon sehr gut. Um die ganze Sache etwas schwieriger machten wir die Gruppen immer größer</text:span> <text:span text:style-name="T16">bis wir alle in einem großen Kreis standen. Wir schafften sogar eine ganze Runde, ohne dass ein Reifen umfiel.</text:span></text:p>
      <text:p text:style-name="P33">Bei einem anderen Reaktionsspiel verwendeten wir Bälle. Dazu stand ein Partner jeweils mit dem Rücken zum anderen Partner, der auf Zeichen den Ball auf den Boden prellte. Sobald der umgedrehte Teilnehmer das prellen hörte, sollte er sich umdrehen und versuchen den Ball zu fangen. Die Kinder meisterten diese Aufgaben mit Bravour. Sie erfanden auch weitere Schwierigkeitsstufen, zum Beispiel den Ball ohne Aufkommen zu fangen oder sich einmal um die eigne Achse zu drehen und dann erst den Ball zu fangen.</text:p>
      <text:p text:style-name="P27"/>
      <text:p text:style-name="P27"/>
      <text:p text:style-name="P26"/>
      <text:h text:style-name="P35" text:outline-level="1"><text:bookmark-start text:name="__RefHeading__442_1100830785"/>4. Resümee<text:bookmark-end text:name="__RefHeading__442_1100830785"/></text:h>
      <text:p text:style-name="P9">längere Einheiten, ging sich zwar aus, aber war immer sehr knapp, dann mehr Erklärungsspielraum, nicht gleich zum Computer setzen lassen, oder Computer selber aufdreen lassen, damit im Sesselkreis noch was besprochen werden kann, ohne dass die Kinder abgelenkt sind, <text:span text:style-name="T6">mehr Computer zur Verfügung haben, </text:span></text:p>
      <text:h text:style-name="P36" text:outline-level="1"><text:bookmark-start text:name="__RefHeading__300_1100830785"/>Quellenverzeichnis<text:bookmark-end text:name="__RefHeading__300_1100830785"/></text:h>
      <text:list xml:id="list378712745581517575" text:style-name="L1">
        <text:list-item>
          <text:p text:style-name="P17">Definition Rennspiel: https://de.wikipedia.org/wiki/Rennspiel (14.10.2017 10:19)</text:p>
        </text:list-item>
        <text:list-item>
          <text:p text:style-name="P18">Definition E-Sports: https://de.wikipedia.org/wiki/E-Sport (14.10.2017 10:30)</text:p>
        </text:list-item>
        <text:list-item>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next-style-name="Standard"/>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01:09.748000000</meta:creation-date>
    <dc:date>2017-11-05T15:30:42.969000000</dc:date>
    <meta:editing-duration>P1DT3H5M3S</meta:editing-duration>
    <meta:editing-cycles>28</meta:editing-cycles>
    <meta:generator>LibreOffice/4.3.6.2$Windows_x86 LibreOffice_project/d50a87b2e514536ed401c18000dad4660b6a169e</meta:generator>
    <meta:document-statistic meta:table-count="0" meta:image-count="0" meta:object-count="0" meta:page-count="11" meta:paragraph-count="103" meta:word-count="2417" meta:character-count="16719" meta:non-whitespace-character-count="14396"/>
  </office:meta>
</office:document-meta>
</file>